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P23" style:family="paragraph">
      <style:paragraph-properties fo:margin-left="0cm" fo:margin-right="0cm" fo:line-height="103%" fo:text-indent="0cm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style:style style:name="T44" style:family="text">
      <style:text-properties fo:color="#000000" fo:font-family="'Trebuchet MS'" style:font-pitch="variable" fo:font-size="18pt" fo:language="en" fo:country="GB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2.3, </text:span><text:span text:style-name="T4"><text:line-break/></text:span><text:span text:style-name="T4"> <text:s/>3.1.2, 3.3,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frame draw:style-name="gr32" draw:text-style-name="P16" draw:layer="layout" svg:width="7.249cm" svg:height="19.023cm" draw:transform="rotate (1.5707963267949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05) translate (5.46799999992173cm 7.26899999998647cm)" svg:viewBox="0 0 7651 1648" svg:d="m0 264c722 2189 7606 1537 7651-264">
          <text:p/>
        </draw:path>
        <draw:path draw:style-name="gr34" draw:layer="layout" svg:width="9.206cm" svg:height="5.593cm" draw:transform="rotate (-1.70745560722605) translate (9.055cm 7.153cm)" svg:viewBox="0 0 9207 5594" svg:d="m0 0c710 2194 8576 8962 9207 3534">
          <text:p/>
        </draw:path>
        <draw:path draw:style-name="gr35" draw:layer="layout" svg:width="2.787cm" svg:height="5.104cm" draw:transform="rotate (-1.70745560722605) translate (12.223cm 7.144cm)" svg:viewBox="0 0 2788 5105" svg:d="m0 0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34cm" svg:x2="7.721cm" svg:y2="4.685cm">
          <text:p/>
        </draw:line>
        <draw:line draw:style-name="gr37" draw:text-style-name="P19" draw:layer="layout" svg:x1="11.668cm" svg:y1="5.34cm" svg:x2="12.926cm" svg:y2="4.728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4.778cm" svg:x2="7.58cm" svg:y2="4.302cm">
          <text:p/>
        </draw:line>
        <draw:line draw:style-name="gr37" draw:text-style-name="P19" draw:layer="layout" svg:x1="12.969cm" svg:y1="4.815cm" svg:x2="14.227cm" svg:y2="4.295cm">
          <text:p/>
        </draw:line>
        <draw:line draw:style-name="gr37" draw:text-style-name="P19" draw:layer="layout" svg:x1="6.389cm" svg:y1="5.077cm" svg:x2="7.699cm" svg:y2="9.006cm">
          <text:p/>
        </draw:line>
        <draw:line draw:style-name="gr37" draw:text-style-name="P19" draw:layer="layout" svg:x1="12.726cm" svg:y1="9.525cm" svg:x2="13.88cm" svg:y2="9.06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232cm" svg:y1="7.808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46cm" svg:y1="10.974cm" svg:x2="7.678cm" svg:y2="10.454cm">
          <text:p/>
        </draw:line>
        <draw:line draw:style-name="gr37" draw:text-style-name="P19" draw:layer="layout" svg:x1="6.203cm" svg:y1="11.018cm" svg:x2="7.894cm" svg:y2="15.572cm">
          <text:p/>
        </draw:line>
        <draw:line draw:style-name="gr37" draw:text-style-name="P19" draw:layer="layout" svg:x1="10.801cm" svg:y1="16.396cm" svg:x2="13.88cm" svg:y2="15.702cm">
          <text:p/>
        </draw:line>
        <draw:line draw:style-name="gr37" draw:text-style-name="P19" draw:layer="layout" svg:x1="11.017cm" svg:y1="11.061cm" svg:x2="13.793cm" svg:y2="10.45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7.38cm" svg:x2="7.634cm" svg:y2="6.767cm">
          <text:p/>
        </draw:line>
        <draw:line draw:style-name="gr37" draw:text-style-name="P19" draw:layer="layout" svg:x1="13.392cm" svg:y1="7.413cm" svg:x2="14.271cm" svg:y2="6.897cm">
          <text:p/>
        </draw:line>
        <draw:line draw:style-name="gr37" draw:text-style-name="P19" draw:layer="layout" svg:x1="12.943cm" svg:y1="11.595cm" svg:x2="13.93cm" svg:y2="11.595cm">
          <text:p/>
        </draw:line>
        <draw:line draw:style-name="gr37" draw:text-style-name="P19" draw:layer="layout" svg:x1="6.112cm" svg:y1="7.38cm" svg:x2="7.708cm" svg:y2="11.168cm">
          <text:p/>
        </draw:line>
        <draw:line draw:style-name="gr37" draw:text-style-name="P19" draw:layer="layout" svg:x1="6.138cm" svg:y1="7.406cm" svg:x2="7.748cm" svg:y2="17.496cm">
          <text:p/>
        </draw:line>
        <draw:line draw:style-name="gr37" draw:text-style-name="P19" draw:layer="layout" svg:x1="12.669cm" svg:y1="18.129cm" svg:x2="13.657cm" svg:y2="18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267cm" svg:x2="7.938cm" svg:y2="5.639cm">
          <text:p/>
        </draw:line>
        <draw:line draw:style-name="gr37" draw:text-style-name="P19" draw:layer="layout" svg:x1="14.477cm" svg:y1="6.163cm" svg:x2="15.455cm" svg:y2="5.669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851cm" svg:y2="6.55cm">
          <text:p/>
        </draw:line>
        <draw:line draw:style-name="gr37" draw:text-style-name="P19" draw:layer="layout" svg:x1="13.013cm" svg:y1="7.07cm" svg:x2="14.227cm" svg:y2="6.593cm">
          <text:p/>
        </draw:line>
        <draw:line draw:style-name="gr37" draw:text-style-name="P19" draw:layer="layout" svg:x1="12.815cm" svg:y1="11.246cm" svg:x2="13.802cm" svg:y2="11.2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6.009cm" svg:x2="13.657cm" svg:y2="16.0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5.726cm" svg:y1="10.844cm" svg:x2="7.548cm" svg:y2="10.324cm">
          <text:p/>
        </draw:line>
        <draw:line draw:style-name="gr37" draw:text-style-name="P19" draw:layer="layout" svg:x1="10.757cm" svg:y1="10.671cm" svg:x2="12.536cm" svg:y2="10.28cm">
          <text:p/>
        </draw:line>
        <draw:line draw:style-name="gr37" draw:text-style-name="P19" draw:layer="layout" svg:x1="5.769cm" svg:y1="10.844cm" svg:x2="7.754cm" svg:y2="17.41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634cm" svg:y2="4.121cm">
          <text:p/>
        </draw:line>
        <draw:line draw:style-name="gr37" draw:text-style-name="P19" draw:layer="layout" svg:x1="11.061cm" svg:y1="4.555cm" svg:x2="12.579cm" svg:y2="4.381cm">
          <text:p/>
        </draw:line>
        <draw:line draw:style-name="gr37" draw:text-style-name="P19" draw:layer="layout" svg:x1="6.01cm" svg:y1="4.763cm" svg:x2="7.721cm" svg:y2="6.029cm">
          <text:p/>
        </draw:line>
        <draw:line draw:style-name="gr37" draw:text-style-name="P19" draw:layer="layout" svg:x1="11.495cm" svg:y1="6.854cm" svg:x2="12.883cm" svg:y2="6.37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1">
              <text:list-item>
                <text:p text:style-name="P6"><text:span text:style-name="T4"><text:s/></text:span><text:span text:style-name="T4">speichert Pakete, welche die in der </text:span><text:span text:style-name="T41">Filter Group </text:span><text:span text:style-name="T4">definierten</text:span><text:span text:style-name="T4"><text:line-break/></text:span><text:span text:style-name="T4"> <text:s/>Kanäle passiert haben in Puffer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46cm" svg:y1="8.796cm" svg:x2="7.894cm" svg:y2="8.285cm">
          <text:p/>
        </draw:line>
        <draw:line draw:style-name="gr37" draw:text-style-name="P19" draw:layer="layout" svg:x1="6.494cm" svg:y1="8.831cm" svg:x2="7.851cm" svg:y2="16.483cm">
          <text:p/>
        </draw:line>
        <draw:line draw:style-name="gr37" draw:text-style-name="P19" draw:layer="layout" svg:x1="12.854cm" svg:y1="8.795cm" svg:x2="15.181cm" svg:y2="8.155cm">
          <text:p/>
        </draw:line>
        <draw:line draw:style-name="gr37" draw:text-style-name="P19" draw:layer="layout" svg:x1="13.62cm" svg:y1="17.09cm" svg:x2="15.225cm" svg:y2="17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29cm" svg:y1="10.274cm" svg:x2="7.903cm" svg:y2="9.724cm">
          <text:p/>
        </draw:line>
        <draw:line draw:style-name="gr37" draw:text-style-name="P19" draw:layer="layout" svg:x1="6.529cm" svg:y1="10.308cm" svg:x2="7.708cm" svg:y2="11.708cm">
          <text:p/>
        </draw:line>
        <draw:line draw:style-name="gr37" draw:text-style-name="P19" draw:layer="layout" svg:x1="13.941cm" svg:y1="12.033cm" svg:x2="14.929cm" svg:y2="12.0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ä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bzw. der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BEM / CIM / DEN</text:span></text:p>
          </draw:rect>
        </draw:g>
        <draw:frame draw:style-name="gr43" draw:text-style-name="P22" draw:layer="layout" svg:width="20.483cm" svg:height="7.897cm" svg:x="4.022cm" svg:y="3.175cm">
          <draw:text-box>
            <text:list text:style-name="L4">
              <text:list-item>
                <text:p text:style-name="P23"><text:span text:style-name="T4"><text:s/></text:span><text:span text:style-name="T4">DMTF</text:span><text:span text:style-name="T4"><text:tab/></text:span><text:span text:style-name="T4">- Distributed Management Task Force</text:span></text:p>
              </text:list-item>
              <text:list-item>
                <text:p text:style-name="P6"><text:span text:style-name="T4"><text:s/></text:span><text:span text:style-name="T4">DMI</text:span><text:span text:style-name="T4"><text:tab/></text:span><text:span text:style-name="T4">- Desktop Management Interface</text:span><text:span text:style-name="T4"><text:line-break/></text:span><text:span text:style-name="T4"><text:tab/></text:span><text:span text:style-name="T4"><text:tab/></text:span><text:span text:style-name="T4">- Ersetzt durch CIM</text:span></text:p>
              </text:list-item>
              <text:list-item>
                <text:p text:style-name="P6"><text:span text:style-name="T4"><text:s/></text:span><text:span text:style-name="T4">CIM</text:span><text:span text:style-name="T4"><text:tab/></text:span><text:span text:style-name="T44">-</text:span><text:span text:style-name="T4"> Common Information Model</text:span><text:span text:style-name="T4"><text:line-break/></text:span><text:span text:style-name="T4"><text:tab/></text:span><text:span text:style-name="T4"><text:tab/></text:span><text:span text:style-name="T4">- Daten + Methoden (RPC)</text:span></text:p>
              </text:list-item>
              <text:list-item>
                <text:p text:style-name="P6"><text:span text:style-name="T4"><text:s/></text:span><text:span text:style-name="T4">WBEM</text:span><text:span text:style-name="T4"><text:tab/></text:span><text:span text:style-name="T44">-</text:span><text:span text:style-name="T4"> Web-Based Enterprise Management</text:span><text:span text:style-name="T4"><text:line-break/></text:span><text:span text:style-name="T4"><text:tab/></text:span><text:span text:style-name="T4"><text:tab/></text:span><text:span text:style-name="T4">- Zugriff auf CIM via XML over HTTP</text:span></text:p>
              </text:list-item>
              <text:list-item>
                <text:p text:style-name="P6"><text:span text:style-name="T4"><text:s/></text:span><text:span text:style-name="T4">DEN</text:span><text:span text:style-name="T4"><text:tab/></text:span><text:span text:style-name="T44">-</text:span><text:span text:style-name="T4"> Directory Enabled Networks</text:span><text:span text:style-name="T4"><text:line-break/></text:span><text:span text:style-name="T4"><text:tab/></text:span><text:span text:style-name="T4"><text:tab/></text:span><text:span text:style-name="T4">- CIM via LDAP 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4" draw:text-style-name="P22" draw:layer="layout" svg:width="20.483cm" svg:height="9.343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Service / Objekt-orientiertes Model</text:span></text:p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  <text:list-item>
                    <text:p text:style-name="P6"><text:span text:style-name="T4">Vererbung</text:span></text:p>
                  </text:list-item>
                  <text:list-item>
                    <text:p text:style-name="P6"><text:span text:style-name="T4">Assoziation von Objekten</text:span></text:p>
                  </text:list-item>
                  <text:list-item>
                    <text:p text:style-name="P6"><text:span text:style-name="T4">Gegen 1000 Klassen, Assoziationen &amp; Aggregationen</text:span></text:p>
                    <text:list>
                      <text:list-item>
                        <text:p text:style-name="P6"><text:span text:style-name="T4">26 Core Klassen</text:span></text:p>
                      </text:list-item>
                      <text:list-item>
                        <text:p text:style-name="P6"><text:span text:style-name="T4">Basis-Klasse ist ManagedElement-Klasse</text:span></text:p>
                      </text:list-item>
                      <text:list-item>
                        <text:p text:style-name="P6"><text:span text:style-name="T4">Common Klassen mit 12 Untergruppen</text:span></text:p>
                        <text:list>
                          <text:list-item>
                            <text:p text:style-name="P6"><text:span text:style-name="T4">Application, DB, Device, Event, Interop</text:span></text:p>
                          </text:list-item>
                          <text:list-item>
                            <text:p text:style-name="P6"><text:span text:style-name="T4">Metrics, Physical, Policy, Support, System</text:span></text:p>
                          </text:list-item>
                          <text:list-item>
                            <text:p text:style-name="P6"><text:span text:style-name="T4">User, Net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8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5" draw:text-style-name="P22" draw:layer="layout" svg:width="20.483cm" svg:height="10.102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CIMOM – CIM Object Manager</text:span></text:p>
                    <text:list>
                      <text:list-item>
                        <text:p text:style-name="P6"><text:span text:style-name="T4">prüft Zugangsrechte, Namespace</text:span></text:p>
                      </text:list-item>
                      <text:list-item>
                        <text:p text:style-name="P6"><text:span text:style-name="T4">holt Daten aus Repository bzw. vom Provider und beantwortet Anfragen</text:span></text:p>
                      </text:list-item>
                      <text:list-item>
                        <text:p text:style-name="P6"><text:span text:style-name="T4">hat CIM Schema Repository – Beschreibung der einzelnen Objekte</text:span></text:p>
                        <text:list>
                          <text:list-item>
                            <text:p text:style-name="P6"><text:span text:style-name="T4">root/cimv2 enthält Core/Common Schemas</text:span></text:p>
                          </text:list-item>
                        </text:list>
                      </text:list-item>
                      <text:list-item>
                        <text:p text:style-name="P6"><text:span text:style-name="T4">selbstbeschreibend:</text:span></text:p>
                        <text:list>
                          <text:list-item>
                            <text:p text:style-name="P6"><text:span text:style-name="T4">man kann CIMOM anfragen, welche Funktionen und Klassen er unterstützt</text:span></text:p>
                          </text:list-item>
                          <text:list-item>
                            <text:p text:style-name="P6"><text:span text:style-name="T4">Klassen können nach Attributen, Methoden und erlaubten Werten abgefragt werd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9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6" draw:text-style-name="P22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Event Handling</text:span></text:p>
                  </text:list-item>
                  <text:list-item>
                    <text:p text:style-name="P6"><text:span text:style-name="T4">Instanzen, Klassen, Prozesse</text:span></text:p>
                  </text:list-item>
                  <text:list-item>
                    <text:p text:style-name="P6"><text:span text:style-name="T4">CIM Metaschema definiert Struktur von CIM</text:span></text:p>
                    <text:list>
                      <text:list-item>
                        <text:p text:style-name="P6"><text:span text:style-name="T4">Class, Property, Method, Qualifier, Trigger, Indication, Association, Refernce, Sche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38:31</meta:creation-date>
    <dc:date>2013-01-10T15:12:13</dc:date>
    <meta:print-date>2004-09-10T11:35:27</meta:print-date>
    <dc:language>en-US</dc:language>
    <meta:editing-cycles>46</meta:editing-cycles>
    <meta:editing-duration>P13DT10H56M58S</meta:editing-duration>
    <dc:creator>Tomas Pospisek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